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1cm" draw:marker-start-width="0.215cm" draw:marker-end="Arrow" draw:marker-end-width="0.315cm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667cm" svg:x="5cm" svg:y="3.333cm">
          <text:p text:style-name="P1">Clause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3cm" svg:x="5cm" svg:y="6cm">
          <text:p text:style-name="P1">Clau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5cm" svg:y="8.833cm">
          <text:p text:style-name="P1">Liter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8.5cm" svg:y="8.833cm">
          <text:p text:style-name="P1">Liter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3.666cm" svg:y="8.833cm">
          <text:p text:style-name="P1">Liter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4cm" svg:x="5cm" svg:y="11.166cm">
          <text:p text:style-name="P1">Eq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7cm" svg:height="1.5cm" svg:x="2.833cm" svg:y="13cm">
          <text:p text:style-name="P1">Te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7cm" svg:height="1.5cm" svg:x="7.499cm" svg:y="13cm">
          <text:p text:style-name="P1">Term</text:p>
          <draw:enhanced-geometry svg:viewBox="0 0 21600 21600" draw:type="rectangle" draw:enhanced-path="M 0 0 L 21600 0 21600 21600 0 21600 0 0 Z N"/>
        </draw:custom-shape>
        <draw:frame draw:style-name="gr2" draw:layer="layout" svg:width="2.043cm" svg:height="0.962cm" svg:x="5.166cm" svg:y="13.204cm">
          <draw:text-box>
            <text:p>→ / =</text:p>
          </draw:text-box>
        </draw:frame>
        <draw:custom-shape draw:style-name="gr1" draw:text-style-name="P1" draw:layer="layout" svg:width="2.5cm" svg:height="1.333cm" svg:x="13.666cm" svg:y="6cm">
          <text:p text:style-name="P1">Clau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3cm" svg:x="8.5cm" svg:y="6cm">
          <text:p text:style-name="P1">Claus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66cm" svg:y1="5cm" svg:x2="6.166cm" svg:y2="6cm">
          <text:p/>
        </draw:line>
        <draw:line draw:style-name="gr3" draw:text-style-name="P1" draw:layer="layout" svg:x1="6.166cm" svg:y1="5cm" svg:x2="9.666cm" svg:y2="6cm">
          <text:p/>
        </draw:line>
        <draw:line draw:style-name="gr3" draw:text-style-name="P1" draw:layer="layout" svg:x1="6.166cm" svg:y1="5cm" svg:x2="15cm" svg:y2="6cm">
          <text:p/>
        </draw:line>
        <draw:line draw:style-name="gr3" draw:text-style-name="P1" draw:layer="layout" svg:x1="6.166cm" svg:y1="7.333cm" svg:x2="6.166cm" svg:y2="8.833cm">
          <text:p/>
        </draw:line>
        <draw:line draw:style-name="gr3" draw:text-style-name="P1" draw:layer="layout" svg:x1="6.166cm" svg:y1="7.333cm" svg:x2="9.833cm" svg:y2="8.833cm">
          <text:p/>
        </draw:line>
        <draw:line draw:style-name="gr3" draw:text-style-name="P1" draw:layer="layout" svg:x1="6.166cm" svg:y1="7.333cm" svg:x2="15cm" svg:y2="8.833cm">
          <text:p/>
        </draw:line>
        <draw:line draw:style-name="gr3" draw:text-style-name="P1" draw:layer="layout" svg:x1="6.166cm" svg:y1="10.333cm" svg:x2="6.166cm" svg:y2="11.166cm">
          <text:p/>
        </draw:line>
        <draw:line draw:style-name="gr3" draw:text-style-name="P1" draw:layer="layout" svg:x1="6.166cm" svg:y1="12.5cm" svg:x2="3.833cm" svg:y2="13cm">
          <text:p/>
        </draw:line>
        <draw:line draw:style-name="gr3" draw:text-style-name="P1" draw:layer="layout" svg:x1="6.166cm" svg:y1="12.5cm" svg:x2="8.666cm" svg:y2="13cm">
          <text:p/>
        </draw:line>
        <draw:frame draw:style-name="gr4" draw:layer="layout" svg:width="1.018cm" svg:height="0.973cm" svg:x="7.482cm" svg:y="6.1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678cm" svg:height="0.973cm" svg:x="10.988cm" svg:y="6.1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018cm" svg:height="0.973cm" svg:x="7.482cm" svg:y="9.02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678cm" svg:height="0.973cm" svg:x="11cm" svg:y="9.027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 Cosgrove</meta:initial-creator>
    <meta:creation-date>2013-09-15T14:48:26</meta:creation-date>
    <dc:date>2013-09-15T15:21:13</dc:date>
    <dc:creator>Tim Cosgrove</dc:creator>
    <meta:editing-duration>PT00H02M23S</meta:editing-duration>
    <meta:editing-cycles>1</meta:editing-cycles>
    <meta:document-statistic meta:object-count="24"/>
    <meta:generator>OpenOffice.org/3.2$Unix OpenOffice.org_project/320m12$Build-9483</meta:generator>
  </office:meta>
</office:document-meta>
</file>

<file path=Object 1/content.xml><?xml version="1.0" encoding="utf-8"?>
<math xmlns="http://www.w3.org/1998/Math/MathML">
  <semantics>
    <mstyle mathvariant="bold">
      <mrow>
        <mstyle mathsize="25pt">
          <mrow>
            <mrow>
              <mrow>
                <mi mathvariant="normal">∧</mi>
              </mrow>
              <mn>...</mn>
              <mrow>
                <mi mathvariant="normal">∧</mi>
              </mrow>
            </mrow>
          </mrow>
        </mstyle>
      </mrow>
    </mstyle>
    <annotation encoding="StarMath 5.0">bold {size 25 { {} and {} ... {} and {}}}</annotation>
  </semantics>
</math>
</file>

<file path=Object 2/content.xml><?xml version="1.0" encoding="utf-8"?>
<math xmlns="http://www.w3.org/1998/Math/MathML">
  <semantics>
    <mstyle mathvariant="bold">
      <mrow>
        <mstyle mathsize="25pt">
          <mrow>
            <mrow>
              <mi mathvariant="normal">∧</mi>
            </mrow>
          </mrow>
        </mstyle>
      </mrow>
    </mstyle>
    <annotation encoding="StarMath 5.0">bold {size 25 { {} and {}}}</annotation>
  </semantics>
</math>
</file>

<file path=Object 3/content.xml><?xml version="1.0" encoding="utf-8"?>
<math xmlns="http://www.w3.org/1998/Math/MathML">
  <semantics>
    <mstyle mathvariant="bold">
      <mrow>
        <mstyle mathsize="25pt">
          <mrow>
            <mrow>
              <mi mathvariant="normal">∨</mi>
            </mrow>
          </mrow>
        </mstyle>
      </mrow>
    </mstyle>
    <annotation encoding="StarMath 5.0">bold {size 25 { {} or {}}}</annotation>
  </semantics>
</math>
</file>

<file path=Object 4/content.xml><?xml version="1.0" encoding="utf-8"?>
<math xmlns="http://www.w3.org/1998/Math/MathML">
  <semantics>
    <mstyle mathvariant="bold">
      <mrow>
        <mstyle mathsize="25pt">
          <mrow>
            <mrow>
              <mrow>
                <mi mathvariant="normal">∨</mi>
              </mrow>
              <mn>...</mn>
              <mrow>
                <mi mathvariant="normal">∨</mi>
              </mrow>
            </mrow>
          </mrow>
        </mstyle>
      </mrow>
    </mstyle>
    <annotation encoding="StarMath 5.0">bold {size 25 { {} or {} ... {} or {}}}</annotation>
  </semantics>
</math>
</file>